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5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font-weight="bold"/>
    </style:style>
    <style:style style:name="T2" style:family="text">
      <style:text-properties fo:color="#a22889" loext:opacity="100%"/>
    </style:style>
    <style:style style:name="T3" style:family="text">
      <style:text-properties fo:color="#aa8500" loext:opacity="100%"/>
    </style:style>
    <style:style style:name="T4" style:family="text">
      <style:text-properties fo:color="#008800" loext:opacity="100%" fo:font-weight="bold"/>
    </style:style>
    <style:style style:name="T5" style:family="text">
      <style:text-properties fo:color="#9650c8" loext:opacity="100%" fo:font-weight="bold"/>
    </style:style>
    <style:style style:name="T6" style:family="text">
      <style:text-properties fo:color="#649696" loext:opacity="100%"/>
    </style:style>
    <style:style style:name="T7" style:family="text">
      <style:text-properties fo:color="#649696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flowchart</text:span><text:span text:style-name="T1"> </text:span><text:span text:style-name="T7">TD</text:span></text:p>
      <text:p text:style-name="P2">%% External Entities</text:p>
      <text:p text:style-name="P1"><text:span text:style-name="T2">UE</text:span><text:span text:style-name="T3">[Users]</text:span> <text:span text:style-name="T4">--&gt;</text:span><text:span text:style-name="T3">|Initiate|</text:span> <text:span text:style-name="T2">P1</text:span><text:span text:style-name="T3">[Asset Management Process]</text:span></text:p>
      <text:p text:style-name="P2">%% Processes within Asset Management</text:p>
      <text:p text:style-name="P1"><text:span text:style-name="T2">P1</text:span> <text:span text:style-name="T4">--&gt;</text:span> <text:span text:style-name="T2">P1A</text:span><text:span text:style-name="T3">[1.1 Add Asset]</text:span></text:p>
      <text:p text:style-name="P1"><text:span text:style-name="T2">P1</text:span> <text:span text:style-name="T4">--&gt;</text:span> <text:span text:style-name="T2">P1B</text:span><text:span text:style-name="T3">[1.2 Update Asset]</text:span></text:p>
      <text:p text:style-name="P1"><text:span text:style-name="T2">P1</text:span> <text:span text:style-name="T4">--&gt;</text:span> <text:span text:style-name="T2">P1C</text:span><text:span text:style-name="T3">[1.3 Delete Asset]</text:span></text:p>
      <text:p text:style-name="P1"><text:span text:style-name="T2">P1</text:span> <text:span text:style-name="T4">--&gt;</text:span> <text:span text:style-name="T2">P1D</text:span><text:span text:style-name="T3">[1.4 View Asset Details]</text:span></text:p>
      <text:p text:style-name="P2">%% Sub-processes for Adding an Asset</text:p>
      <text:p text:style-name="P1"><text:span text:style-name="T2">P1A</text:span> <text:span text:style-name="T4">--&gt;</text:span> <text:span text:style-name="T2">P1A1</text:span><text:span text:style-name="T3">[Validate Asset Data]</text:span></text:p>
      <text:p text:style-name="P1"><text:span text:style-name="T2">P1A1</text:span> <text:span text:style-name="T4">--&gt;</text:span><text:span text:style-name="T3">|Valid|</text:span> <text:span text:style-name="T2">P1A2</text:span><text:span text:style-name="T3">[Save Asset to Assets Store]</text:span></text:p>
      <text:p text:style-name="P1"><text:span text:style-name="T2">P1A2</text:span> <text:span text:style-name="T4">--&gt;</text:span> <text:span text:style-name="T2">D1</text:span><text:span text:style-name="T3">[(Assets Store)]</text:span></text:p>
      <text:p text:style-name="P1"><text:span text:style-name="T2">P1A2</text:span> <text:span text:style-name="T4">--&gt;</text:span><text:span text:style-name="T3">|Log Action|</text:span> <text:span text:style-name="T2">D3</text:span><text:span text:style-name="T3">[(Audit Logs Store)]</text:span></text:p>
      <text:p text:style-name="P1"><text:span text:style-name="T2">P1A2</text:span> <text:span text:style-name="T4">--&gt;</text:span><text:span text:style-name="T3">|Send Confirmation|</text:span> <text:span text:style-name="T2">UE</text:span></text:p>
      <text:p text:style-name="P2">%% Sub-processes for Updating an Asset</text:p>
      <text:p text:style-name="P1"><text:span text:style-name="T2">P1B</text:span> <text:span text:style-name="T4">--&gt;</text:span> <text:span text:style-name="T2">P1B1</text:span><text:span text:style-name="T3">[Validate Update Data]</text:span></text:p>
      <text:p text:style-name="P1"><text:span text:style-name="T2">P1B1</text:span> <text:span text:style-name="T4">--&gt;</text:span><text:span text:style-name="T3">|Valid|</text:span> <text:span text:style-name="T2">P1B2</text:span><text:span text:style-name="T3">[Update Asset in Assets Store]</text:span></text:p>
      <text:p text:style-name="P1"><text:span text:style-name="T2">P1B2</text:span> <text:span text:style-name="T4">--&gt;</text:span> <text:span text:style-name="T2">D1</text:span></text:p>
      <text:p text:style-name="P1"><text:span text:style-name="T2">P1B2</text:span> <text:span text:style-name="T4">--&gt;</text:span><text:span text:style-name="T3">|Log Action|</text:span> <text:span text:style-name="T2">D3</text:span></text:p>
      <text:p text:style-name="P1"><text:span text:style-name="T2">P1B2</text:span> <text:span text:style-name="T4">--&gt;</text:span><text:span text:style-name="T3">|Send Confirmation|</text:span> <text:span text:style-name="T2">UE</text:span></text:p>
      <text:p text:style-name="P2">%% Sub-processes for Deleting an Asset</text:p>
      <text:p text:style-name="P1"><text:span text:style-name="T2">P1C</text:span> <text:span text:style-name="T4">--&gt;</text:span> <text:span text:style-name="T2">P1C1</text:span><text:span text:style-name="T3">[Confirm Deletion]</text:span></text:p>
      <text:p text:style-name="P1"><text:span text:style-name="T2">P1C1</text:span> <text:span text:style-name="T4">--&gt;</text:span><text:span text:style-name="T3">|Confirmed|</text:span> <text:span text:style-name="T2">P1C2</text:span><text:span text:style-name="T3">[Remove Asset from Assets Store]</text:span></text:p>
      <text:p text:style-name="P1"><text:span text:style-name="T2">P1C2</text:span> <text:span text:style-name="T4">--&gt;</text:span> <text:span text:style-name="T2">D1</text:span></text:p>
      <text:p text:style-name="P1"><text:span text:style-name="T2">P1C2</text:span> <text:span text:style-name="T4">--&gt;</text:span><text:span text:style-name="T3">|Log Action|</text:span> <text:span text:style-name="T2">D3</text:span></text:p>
      <text:p text:style-name="P1"><text:span text:style-name="T2">P1C2</text:span> <text:span text:style-name="T4">--&gt;</text:span><text:span text:style-name="T3">|Send Confirmation|</text:span> <text:span text:style-name="T2">UE</text:span></text:p>
      <text:p text:style-name="P2">%% Sub-processes for Viewing Asset Details</text:p>
      <text:p text:style-name="P1"><text:span text:style-name="T2">P1D</text:span> <text:span text:style-name="T4">--&gt;</text:span> <text:span text:style-name="T2">P1D1</text:span><text:span text:style-name="T3">[Retrieve Asset Data]</text:span></text:p>
      <text:p text:style-name="P1"><text:span text:style-name="T2">P1D1</text:span> <text:span text:style-name="T4">--&gt;</text:span> <text:span text:style-name="T2">D1</text:span></text:p>
      <text:p text:style-name="P1"><text:span text:style-name="T2">P1D1</text:span> <text:span text:style-name="T4">--&gt;</text:span><text:span text:style-name="T3">|Send Data|</text:span> <text:span text:style-name="T2">UE</text:span></text:p>
      <text:p text:style-name="P2">%% Data Stores</text:p>
      <text:p text:style-name="P1"><text:span text:style-name="T2">D1</text:span><text:span text:style-name="T3">[(Assets Store)]</text:span> <text:span text:style-name="T4">-.-&gt;</text:span> <text:span text:style-name="T2">D4</text:span><text:span text:style-name="T3">[(Divisions Store)]</text:span></text:p>
      <text:p text:style-name="P1"><text:span text:style-name="T2">D2</text:span><text:span text:style-name="T3">[(Users Store)]</text:span> <text:span text:style-name="T4">-.-&gt;</text:span> <text:span text:style-name="T2">UE</text:span></text:p>
      <text:p text:style-name="P1"><text:span text:style-name="T2">D3</text:span><text:span text:style-name="T3">[(Audit Logs Store)]</text:span></text:p>
      <text:p text:style-name="P1"><text:span text:style-name="T2">D4</text:span><text:span text:style-name="T3">[(Divisions Store)]</text:span></text:p>
      <text:p text:style-name="P2">%% Data Flows</text:p>
      <text:p text:style-name="P1"><text:span text:style-name="T2">UE</text:span> <text:span text:style-name="T4">--&gt;</text:span><text:span text:style-name="T3">|Provide User Credentials|</text:span> <text:span text:style-name="T2">D2</text:span></text:p>
      <text:p text:style-name="P1"><text:span text:style-name="T2">P1A1</text:span> <text:span text:style-name="T4">--&gt;</text:span><text:span text:style-name="T3">|Receive Asset Data|</text:span> <text:span text:style-name="T2">UE</text:span></text:p>
      <text:p text:style-name="P1"><text:span text:style-name="T2">P1B1</text:span> <text:span text:style-name="T4">--&gt;</text:span><text:span text:style-name="T3">|Receive Update Data|</text:span> <text:span text:style-name="T2">UE</text:span></text:p>
      <text:p text:style-name="P1"><text:span text:style-name="T2">P1C1</text:span> <text:span text:style-name="T4">--&gt;</text:span><text:span text:style-name="T3">|Receive Deletion Confirmation|</text:span> <text:span text:style-name="T2">UE</text:span></text:p>
      <text:p text:style-name="P1"><text:span text:style-name="T2">P1D1</text:span> <text:span text:style-name="T4">--&gt;</text:span><text:span text:style-name="T3">|Receive Asset ID|</text:span> <text:span text:style-name="T2">UE</text:span></text:p>
      <text:p text:style-name="P2">%% Styling</text:p>
      <text:p text:style-name="P1"><text:span text:style-name="T6">classDef</text:span> <text:span text:style-name="T2">externalEntity</text:span> <text:span text:style-name="T2">fill</text:span>:#<text:span text:style-name="T2">f9f</text:span>,<text:span text:style-name="T2">stroke</text:span>:#333,<text:span text:style-name="T2">stroke</text:span>-<text:span text:style-name="T2">width</text:span>:2<text:span text:style-name="T2">px</text:span><text:span text:style-name="T1">;</text:span></text:p>
      <text:p text:style-name="P1"><text:span text:style-name="T6">classDef</text:span> <text:span text:style-name="T2">process</text:span> <text:span text:style-name="T2">fill</text:span>:#<text:span text:style-name="T2">bbf</text:span>,<text:span text:style-name="T2">stroke</text:span>:#333,<text:span text:style-name="T2">stroke</text:span>-<text:span text:style-name="T2">width</text:span>:2<text:span text:style-name="T2">px</text:span><text:span text:style-name="T1">;</text:span></text:p>
      <text:p text:style-name="P1"><text:span text:style-name="T6">classDef</text:span> <text:span text:style-name="T2">dataStore</text:span> <text:span text:style-name="T2">fill</text:span>:#<text:span text:style-name="T2">ccf</text:span>,<text:span text:style-name="T2">stroke</text:span>:#333,<text:span text:style-name="T2">stroke</text:span>-<text:span text:style-name="T2">width</text:span>:2<text:span text:style-name="T2">px</text:span><text:span text:style-name="T1">;</text:span></text:p>
      <text:p text:style-name="P1"><text:span text:style-name="T6">class</text:span> <text:span text:style-name="T2">UE</text:span> <text:span text:style-name="T2">externalEntity</text:span></text:p>
      <text:p text:style-name="P1"><text:span text:style-name="T6">class</text:span> <text:span text:style-name="T2">P1</text:span>,<text:span text:style-name="T2">P1A</text:span>,<text:span text:style-name="T2">P1B</text:span>,<text:span text:style-name="T2">P1C</text:span>,<text:span text:style-name="T2">P1D</text:span>,<text:span text:style-name="T2">P1A1</text:span>,<text:span text:style-name="T2">P1A2</text:span>,<text:span text:style-name="T2">P1B1</text:span>,<text:span text:style-name="T2">P1B2</text:span>,<text:span text:style-name="T2">P1C1</text:span>,<text:span text:style-name="T2">P1C2</text:span>,<text:span text:style-name="T2">P1D1</text:span> <text:span text:style-name="T2">process</text:span></text:p>
      <text:p text:style-name="P1"><text:soft-page-break/><text:span text:style-name="T6">class</text:span> <text:span text:style-name="T2">D1</text:span>,<text:span text:style-name="T2">D2</text:span>,<text:span text:style-name="T2">D3</text:span>,<text:span text:style-name="T2">D4</text:span> <text:span text:style-name="T2">dataStore</text:span></text:p>
      <text:p text:style-name="P1"/>
      <text:p text:style-name="P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25:47.362528395</meta:creation-date>
    <dc:date>2024-12-23T16:11:43.955102898</dc:date>
    <meta:editing-duration>PT2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236" meta:character-count="1547" meta:non-whitespace-character-count="1387"/>
  </office:meta>
</office:document-meta>
</file>